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9.8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24.24pt"/>
    </style:style>
    <style:style style:name="co4" style:family="table-column">
      <style:table-column-properties fo:break-before="auto" style:column-width="116.56pt"/>
    </style:style>
    <style:style style:name="co5" style:family="table-column">
      <style:table-column-properties fo:break-before="auto" style:column-width="159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25.51pt" fo:break-before="auto" style:use-optimal-row-height="false"/>
    </style:style>
    <style:style style:name="ro5" style:family="table-row">
      <style:table-row-properties style:row-height="21pt" fo:break-before="auto" style:use-optimal-row-height="false"/>
    </style:style>
    <style:style style:name="ro6" style:family="table-row">
      <style:table-row-properties style:row-height="24.75pt" fo:break-before="auto" style:use-optimal-row-height="false"/>
    </style:style>
    <style:style style:name="ro7" style:family="table-row">
      <style:table-row-properties style:row-height="29.25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26.25pt" fo:break-before="auto" style:use-optimal-row-height="false"/>
    </style:style>
    <style:style style:name="ro10" style:family="table-row">
      <style:table-row-properties style:row-height="33.76pt" fo:break-before="auto" style:use-optimal-row-height="false"/>
    </style:style>
    <style:style style:name="ro11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LIMEXINO-2560_Rev_A2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6" table:number-columns-repeated="1020"/>
        </table:table-row>
        <table:table-row table:style-name="ro2">
          <table:table-cell table:style-name="ce2" office:value-type="string" calcext:value-type="string">
            <text:p>SMD КЛЮЧ БУТОН TSW34-W16PR-220 / SIDE 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UTTON1</text:p>
          </table:table-cell>
          <table:table-cell table:style-name="ce4" office:value-type="string" calcext:value-type="string">
            <text:p>TSW34-W16PR-220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SMD КОНД 0402 100 NF 10% 10VDC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1,C15,C17,C18,C19,C20,C21</text:p>
          </table:table-cell>
          <table:table-cell table:style-name="ce4" office:value-type="string" calcext:value-type="string">
            <text:p>C_0402_5MIL_DWS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SMD КОНД 0402 10 NF X7R 50VD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10</text:p>
          </table:table-cell>
          <table:table-cell table:style-name="ce4" office:value-type="string" calcext:value-type="string">
            <text:p>C_0603_5MIL_DW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MD КОНД 0402 12 PF NP0 5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11,C14</text:p>
          </table:table-cell>
          <table:table-cell table:style-name="ce4" office:value-type="string" calcext:value-type="string">
            <text:p>C_0402_SMAL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MD КОНД 0402 33 PF +-0.25 P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12,C13</text:p>
          </table:table-cell>
          <table:table-cell table:style-name="ce4" office:value-type="float" office:value="402" calcext:value-type="float">
            <text:p>40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MD КОНД 0603 22 UF 6.3V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2,C4,C5,C7,C8,C16</text:p>
          </table:table-cell>
          <table:table-cell table:style-name="ce4" office:value-type="string" calcext:value-type="string">
            <text:p>C_0603_5MIL_DWS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SMD КОНД 1206 22 UF 25VDC X7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C_1206_5MIL_DW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(na)100n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C_0402_5MIL_DW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(na)2.2u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9</text:p>
          </table:table-cell>
          <table:table-cell table:style-name="ce4" office:value-type="string" calcext:value-type="string">
            <text:p>C_0603_5MIL_DW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MBJ16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SMB-K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B080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B1,FB2,FB3</text:p>
          </table:table-cell>
          <table:table-cell table:style-name="ce4" office:value-type="string" calcext:value-type="string">
            <text:p>L_0805_5MIL_DW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IRML64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ET1,FET2</text:p>
          </table:table-cell>
          <table:table-cell table:style-name="ce4" office:value-type="string" calcext:value-type="string">
            <text:p>SOT2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РЕЙКА 1 X 40 (HN 1X40)</text:p>
          </table:table-cell>
          <table:table-cell table:style-name="ce3" office:value-type="string" calcext:value-type="string">
            <text:p>2 X 3/40</text:p>
          </table:table-cell>
          <table:table-cell table:style-name="ce4" office:value-type="string" calcext:value-type="string">
            <text:p>J1, J2</text:p>
          </table:table-cell>
          <table:table-cell table:style-name="ce4" office:value-type="string" calcext:value-type="string">
            <text:p>HN1x3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SMD ИНДУКТИВНОСТ CD43 4.7 U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CD4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YELLO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D1</text:p>
          </table:table-cell>
          <table:table-cell table:style-name="ce4" office:value-type="string" calcext:value-type="string">
            <text:p>LED_0603_KA_NOSILK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REE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ED2,LED4</text:p>
          </table:table-cell>
          <table:table-cell table:style-name="ce4" office:value-type="string" calcext:value-type="string">
            <text:p>LED_0603_KA_NOSILK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E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ED3,LED5</text:p>
          </table:table-cell>
          <table:table-cell table:style-name="ce4" office:value-type="string" calcext:value-type="string">
            <text:p>LED_0603_KA_NOSILK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ICRO_SD(TFC-WXCP11-08-LF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_SD1</text:p>
          </table:table-cell>
          <table:table-cell table:style-name="ce4" office:value-type="string" calcext:value-type="string">
            <text:p>TFC-WXCP11-08-LF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СЪЕДИНИТЕЛ PWR-JACK (DC-004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WR1</text:p>
          </table:table-cell>
          <table:table-cell table:style-name="ce4" office:value-type="string" calcext:value-type="string">
            <text:p>IDJ-1174.1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SMD РЕЗ. 5x3.2mm 16 Mhz 30PPM 12P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HCX-4S_2Pins_5.0x3.2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MD РЕЗ 0402 330 OHM 5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15</text:p>
          </table:table-cell>
          <table:table-cell table:style-name="ce4" office:value-type="string" calcext:value-type="string">
            <text:p>R_0402_5MIL_DW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MD РЕЗ 0402 1 K 5%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16,R19,R21</text:p>
          </table:table-cell>
          <table:table-cell table:style-name="ce4" office:value-type="string" calcext:value-type="string">
            <text:p>R_0402_5MIL_DW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MD РЕЗ 0402 2 K 5%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1,R3,R6,R17,R18</text:p>
          </table:table-cell>
          <table:table-cell table:style-name="ce4" office:value-type="string" calcext:value-type="string">
            <text:p>R_0402_5MIL_DW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MD РЕЗ 0603 49.9 K 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R_0603_5MIL_DWS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SMD РЕЗ 0402 10 K 5%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2,R5,R8,R9,R10,R11,R12,R13,R14,R20</text:p>
          </table:table-cell>
          <table:table-cell table:style-name="ce4" office:value-type="string" calcext:value-type="string">
            <text:p>R_0402_5MIL_DW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MD РЕЗ 0402 6.81 K 1%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7</text:p>
          </table:table-cell>
          <table:table-cell table:style-name="ce4" office:value-type="string" calcext:value-type="string">
            <text:p>R_0402_5MIL_DW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MD ИС SY8120B1 4.5-18V 2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1</text:p>
          </table:table-cell>
          <table:table-cell table:style-name="ce4" office:value-type="string" calcext:value-type="string">
            <text:p>SOT23-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MD ИС CH340T SSOP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SSOP-20W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MD ИС MCP1700T-3302E/M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3</text:p>
          </table:table-cell>
          <table:table-cell table:style-name="ce4" office:value-type="string" calcext:value-type="string">
            <text:p>SOT8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MD ИС ATMEGA2560-16AU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4</text:p>
          </table:table-cell>
          <table:table-cell table:style-name="ce4" office:value-type="string" calcext:value-type="string">
            <text:p>TQFP1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MD ДИОД BAT54T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5</text:p>
          </table:table-cell>
          <table:table-cell table:style-name="ce4" office:value-type="string" calcext:value-type="string">
            <text:p>SOT36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СЪЕДИНИТЕЛ BH10R 2x5 ЪГЪЛ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EXT1</text:p>
          </table:table-cell>
          <table:table-cell table:style-name="ce4" office:value-type="string" calcext:value-type="string">
            <text:p>UEXT_BH10R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SMD СЪЕДИНИТЕЛ MISB-SWMM-5B-LF /USB-MICRO/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B1</text:p>
          </table:table-cell>
          <table:table-cell table:style-name="ce4" office:value-type="string" calcext:value-type="string">
            <text:p>USB-MICRO-5P-F</text:p>
          </table:table-cell>
          <table:table-cell table:number-columns-repeated="1020"/>
        </table:table-row>
        <table:table-row table:style-name="ro9">
          <table:table-cell table:style-name="ce3" office:value-type="string" calcext:value-type="string">
            <text:p>SMD РЕЗОНАТОР КВАРЦ - 12 MHZ 30ppm 20p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Q_49U3HMS</text:p>
          </table:table-cell>
          <table:table-cell table:number-columns-repeated="1020"/>
        </table:table-row>
        <table:table-row table:style-name="ro10">
          <table:table-cell table:style-name="ce4" office:value-type="string" calcext:value-type="string">
            <text:p> </text:p>
            <text:p>СЪЕДИНИТЕЛ FE-D13A-1X06-LF(H=11.04mm)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20"/>
        </table:table-row>
        <table:table-row table:style-name="ro3">
          <table:table-cell table:style-name="ce4" office:value-type="string" calcext:value-type="string">
            <text:p> </text:p>
            <text:p>СЪЕДИНИТЕЛ FE-D13A-1X08-LF(H=11.04mm)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2">
            <text:p>Променени са стойностите на: R9,R10, R20, C11, C12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0" table:target-range-address="'OLIMEXINO-2560_Rev_A2'.A1:'OLIMEXINO-2560_Rev_A2'.D3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 style:data-style-name="N2" text:time-value="13:12:16.183609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5T13:22:53.101093808</dc:date>
    <meta:editing-duration>PT44M</meta:editing-duration>
    <meta:editing-cycles>7</meta:editing-cycles>
    <meta:generator>LibreOffice/5.4.5.1$Linux_X86_64 LibreOffice_project/40m0$Build-1</meta:generator>
    <meta:document-statistic meta:table-count="1" meta:cell-count="145" meta:object-count="0"/>
  </office:meta>
</office:document-meta>
</file>